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8.6995cm" style:use-optimal-column-width="true"/>
    </style:style>
    <style:style style:name="co2" style:family="table-column">
      <style:table-column-properties fo:break-before="auto" style:column-width="1.56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18066666666667cm"/>
    </style:style>
    <style:style style:name="co7" style:family="table-column">
      <style:table-column-properties fo:break-before="auto" style:column-width="3.19616666666667cm"/>
    </style:style>
    <style:style style:name="co8" style:family="table-column">
      <style:table-column-properties fo:break-before="auto" style:column-width="2.6881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REF_FAO_PSA_FIP</text:p>
          </table:table-cell>
          <table:table-cell office:value-type="string" table:style-name="ce1">
            <text:p>true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 table:style-name="ce4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 table:style-name="ce4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FAO_PSA_ESS</text:p>
          </table:table-cell>
          <table:table-cell office:value-type="string" table:style-name="ce1">
            <text:p>true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UMANIS_2014_S3E</text:p>
          </table:table-cell>
          <table:table-cell office:value-type="string" table:style-name="ce1">
            <text:p>tru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 table:style-name="ce4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 table:style-name="ce4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UMANIS_2015_R</text:p>
          </table:table-cell>
          <table:table-cell office:value-type="string" table:style-name="ce1">
            <text:p>true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 table:style-name="ce4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 table:style-name="ce4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IFREMER_2016_DCSMM_FOND</text:p>
          </table:table-cell>
          <table:table-cell office:value-type="string" table:style-name="ce1">
            <text:p>true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 table:style-name="ce4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 table:style-name="ce4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6_DCSMM_FLOT</text:p>
          </table:table-cell>
          <table:table-cell office:value-type="string" table:style-name="ce1">
            <text:p>true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 table:style-name="ce4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 table:style-name="ce4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 table:style-name="ce4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LOT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 table:style-name="ce4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_DATRAS</text:p>
          </table:table-cell>
          <table:table-cell office:value-type="string" table:style-name="ce1">
            <text:p>false</text:p>
          </table:table-cell>
          <table:table-cell office:value-type="date" office:date-value="2017-12-01T00:00:00" table:style-name="ce4">
            <text:p>01/12/2017</text:p>
          </table:table-cell>
          <table:table-cell office:value-type="date" office:date-value="2017-12-21T00:00:00" table:style-name="ce4">
            <text:p>21/12/2017</text:p>
          </table:table-cell>
          <table:table-cell office:value-type="string" table:style-name="ce4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CIEM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 table:style-name="ce4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 table:style-name="ce4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8_DCSMM_FOND_SEADATANET</text:p>
          </table:table-cell>
          <table:table-cell office:value-type="string" table:style-name="ce1">
            <text:p>false</text:p>
          </table:table-cell>
          <table:table-cell office:value-type="date" office:date-value="2018-01-01T00:00:00" table:style-name="ce4">
            <text:p>01/01/2018</text:p>
          </table:table-cell>
          <table:table-cell office:value-type="date" office:date-value="2018-01-19T00:00:00" table:style-name="ce4">
            <text:p>19/01/2018</text:p>
          </table:table-cell>
          <table:table-cell office:value-type="string" table:style-name="ce4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) using the R package &lt;a href="https://github.com/eblondel/geometa"&gt;&lt;b&gt;geometa&lt;/b&gt;&lt;/a&gt;.</text:p>
          </table:table-cell>
          <table:table-cell office:value-type="string" table:style-name="ce4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ISO 19115/19139) mediante el paquete R &lt;a href="https://github.com/eblondel/geometa"&gt;&lt;b&gt;geometa&lt;/b&gt;&lt;/a&gt;.</text:p>
          </table:table-cell>
          <table:table-cell office:value-type="string" table:style-name="ce4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ISO 19115/19139) avec la librairie R &lt;a href="https://github.com/eblondel/geometa"&gt;&lt;b&gt;geometa&lt;/b&gt;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manuel Blondel</dc:creator>
    <meta:creation-date>2016-11-06T13:40:24Z</meta:creation-date>
    <dc:date>2018-01-03T22:09:08Z</dc:date>
    <meta:editing-cycles>21</meta:editing-cycles>
    <meta:editing-duration>PT0S</meta:editing-duration>
  </office:meta>
</office:document-meta>
</file>